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p text:style-name="P1"><text:a xlink:type="simple" xlink:href="#__RefHeading___Toc1500_887794160" text:style-name="Index_20_Link" text:visited-style-name="Index_20_Link">2025-Apr-05 CollectionInterface<text:tab/>20</text:a></text:p>
          <text:p text:style-name="P1"><text:a xlink:type="simple" xlink:href="#__RefHeading___Toc1545_923716000" text:style-name="Index_20_Link" text:visited-style-name="Index_20_Link">2025-Apr-06 CollectionInterface<text:tab/>21</text:a></text:p>
          <text:p text:style-name="P1"><text:a xlink:type="simple" xlink:href="#__RefHeading___Toc1572_3337876114" text:style-name="Index_20_Link" text:visited-style-name="Index_20_Link">2025-Apr-07 CollectionInterface<text:tab/>22</text:a></text:p>
          <text:p text:style-name="P1"><text:a xlink:type="simple" xlink:href="#__RefHeading___Toc1613_28121848" text:style-name="Index_20_Link" text:visited-style-name="Index_20_Link">2025-Apr-08 CollectionInterface<text:tab/>22</text:a></text:p>
          <text:p text:style-name="P1"><text:a xlink:type="simple" xlink:href="#__RefHeading___Toc1673_973939459" text:style-name="Index_20_Link" text:visited-style-name="Index_20_Link">2025-Apr-09 CollectionInterface<text:tab/>23</text:a></text:p>
          <text:p text:style-name="P2"><text:a xlink:type="simple" xlink:href="#__RefHeading___Toc1712_973939459" text:style-name="Index_20_Link" text:visited-style-name="Index_20_Link">GitHub Action<text:tab/>24</text:a></text:p>
          <text:p text:style-name="P2"><text:a xlink:type="simple" xlink:href="#__RefHeading___Toc1720_973939459" text:style-name="Index_20_Link" text:visited-style-name="Index_20_Link">Collection Repo: Validation Improvements<text:tab/>24</text:a></text:p>
          <text:p text:style-name="P1"><text:a xlink:type="simple" xlink:href="#__RefHeading___Toc1760_828956262" text:style-name="Index_20_Link" text:visited-style-name="Index_20_Link">2025-Apr-10 Collection Repo Validation<text:tab/>24</text:a></text:p>
          <text:p text:style-name="P1"><text:a xlink:type="simple" xlink:href="#__RefHeading___Toc1836_1512926276" text:style-name="Index_20_Link" text:visited-style-name="Index_20_Link">2025-Apr-11 CollectionInterface<text:tab/>26</text:a></text:p>
          <text:p text:style-name="P2"><text:a xlink:type="simple" xlink:href="#__RefHeading___Toc2351_1512926276" text:style-name="Index_20_Link" text:visited-style-name="Index_20_Link">User Manual<text:tab/>27</text:a></text:p>
          <text:p text:style-name="P1"><text:a xlink:type="simple" xlink:href="#__RefHeading___Toc1988_2691539957" text:style-name="Index_20_Link" text:visited-style-name="Index_20_Link">2025-Apr-12 CollectionInterface<text:tab/>28</text:a></text:p>
          <text:p text:style-name="P1"><text:a xlink:type="simple" xlink:href="#__RefHeading___Toc2016_1843320661" text:style-name="Index_20_Link" text:visited-style-name="Index_20_Link">2025-Apr-25 Main App: LexErrorList<text:tab/>28</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104363843"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45417800435339"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876942423"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45417800435339"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876942423"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2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4-25T14:54:17.312455100</dc:date>
    <meta:editing-duration>P4DT6H10M28S</meta:editing-duration>
    <meta:editing-cycles>213</meta:editing-cycles>
    <meta:generator>LibreOffice/25.2.2.2$Windows_X86_64 LibreOffice_project/7370d4be9e3cf6031a51beef54ff3bda878e3fac</meta:generator>
    <meta:document-statistic meta:table-count="1" meta:image-count="3" meta:object-count="0" meta:page-count="29" meta:paragraph-count="478" meta:word-count="8894" meta:character-count="55149" meta:non-whitespace-character-count="46235"/>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